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15262a" style:font-size-asian="16pt" style:font-weight-asian="bold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70d3a" officeooo:paragraph-rsid="00170d3a" style:font-size-asian="16pt" style:font-weight-asian="bold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paragraph-rsid="0015262a" style:font-size-asian="16pt"/>
    </style:style>
    <style:style style:name="P4" style:family="paragraph" style:parent-style-name="Standard">
      <style:text-properties fo:font-size="16pt" officeooo:paragraph-rsid="0015262a" style:font-size-asian="16pt"/>
    </style:style>
    <style:style style:name="P5" style:family="paragraph" style:parent-style-name="Standard">
      <style:paragraph-properties fo:text-align="justify" style:justify-single-word="false"/>
      <style:text-properties fo:font-size="16pt" officeooo:rsid="00194b9e" officeooo:paragraph-rsid="00194b9e" style:font-size-asian="16pt"/>
    </style:style>
    <style:style style:name="P6" style:family="paragraph" style:parent-style-name="Standard">
      <style:paragraph-properties fo:text-align="center" style:justify-single-word="false"/>
      <style:text-properties officeooo:paragraph-rsid="0015262a"/>
    </style:style>
    <style:style style:name="P7" style:family="paragraph" style:parent-style-name="Standard">
      <style:paragraph-properties fo:text-align="justify" style:justify-single-word="false"/>
      <style:text-properties officeooo:paragraph-rsid="0015262a"/>
    </style:style>
    <style:style style:name="P8" style:family="paragraph" style:parent-style-name="Standard">
      <style:paragraph-properties fo:text-align="justify" style:justify-single-word="false"/>
      <style:text-properties officeooo:paragraph-rsid="00170d3a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paragraph-rsid="0015262a" style:font-size-asian="16pt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paragraph-rsid="0015262a" style:font-size-asian="16pt"/>
    </style:style>
    <style:style style:name="P11" style:family="paragraph" style:parent-style-name="Standard">
      <style:paragraph-properties fo:margin-left="1.244cm" fo:margin-right="0cm" fo:text-align="justify" style:justify-single-word="false" fo:text-indent="0cm" style:auto-text-indent="false">
        <style:tab-stops/>
      </style:paragraph-properties>
      <style:text-properties fo:font-size="16pt" officeooo:paragraph-rsid="0015262a" style:font-size-asian="16pt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1a823e" officeooo:paragraph-rsid="001a823e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paragraph-rsid="0015262a" style:font-size-asian="16pt" style:font-weight-asian="bold" style:font-size-complex="16pt"/>
    </style:style>
    <style:style style:name="T1" style:family="text">
      <style:text-properties fo:font-size="18pt" style:font-size-asian="1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5262a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a823e" style:font-size-asian="16pt" style:font-weight-asian="bold" style:font-size-complex="16pt" style:font-weight-complex="bold"/>
    </style:style>
    <style:style style:name="T5" style:family="text">
      <style:text-properties fo:font-size="16pt" fo:font-weight="bold" style:font-size-asian="16pt" style:font-weight-asian="bold" style:font-weight-complex="bold"/>
    </style:style>
    <style:style style:name="T6" style:family="text">
      <style:text-properties fo:font-size="16pt" style:font-size-asian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style:font-size-asian="16pt" style:font-weight-complex="bold"/>
    </style:style>
    <style:style style:name="T9" style:family="text">
      <style:text-properties fo:font-size="16pt" officeooo:rsid="0015262a" style:font-size-asian="16pt"/>
    </style:style>
    <style:style style:name="T10" style:family="text">
      <style:text-properties fo:font-size="16pt" officeooo:rsid="00170d3a" style:font-size-asian="16pt"/>
    </style:style>
    <style:style style:name="T11" style:family="text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weight-complex="bold"/>
    </style:style>
    <style:style style:name="T12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T13" style:family="text">
      <style:text-properties fo:font-size="16pt" style:text-underline-style="solid" style:text-underline-width="auto" style:text-underline-color="font-color" fo:font-weight="bold" officeooo:rsid="0015262a" style:text-underline-mode="continuous" style:text-overline-mode="continuous" style:text-line-through-mode="continuous" style:font-size-asian="16pt" style:font-weight-asian="bold" style:font-weight-complex="bold"/>
    </style:style>
    <style:style style:name="T14" style:family="text">
      <style:text-properties fo:font-size="16pt" style:text-underline-style="none" style:text-underline-mode="continuous" style:text-overline-mode="continuous" style:text-line-through-mode="continuous" style:font-size-asian="16pt" style:font-weight-complex="bold"/>
    </style:style>
    <style:style style:name="T15" style:family="text">
      <style:text-properties fo:font-size="16pt" style:text-underline-style="none" fo:font-weight="bold" officeooo:rsid="0015262a" style:text-underline-mode="continuous" style:text-overline-mode="continuous" style:text-line-through-mode="continuous" style:font-size-asian="16pt" style:font-weight-asian="bold" style:font-weight-complex="bold"/>
    </style:style>
    <style:style style:name="T16" style:family="text">
      <style:text-properties officeooo:rsid="0015262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70d3a"/>
    </style:style>
    <style:style style:name="T19" style:family="text">
      <style:text-properties officeooo:rsid="00194b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vaz modelářů ČR</text:p>
      <text:p text:style-name="P1"/>
      <text:p text:style-name="P1">Propozice soutěže raketových modelářů</text:p>
      <text:p text:style-name="P1"/>
      <text:p text:style-name="P12">Prkénko balzy, Mistr kroužku</text:p>
      <text:p text:style-name="P6"/>
      <text:p text:style-name="P7"><text:span text:style-name="Standardní_20_písmo_20_odstavce"><text:span text:style-name="T1"><text:tab/></text:span></text:span><text:span text:style-name="Standardní_20_písmo_20_odstavce"><text:span text:style-name="T2">Akce:</text:span></text:span><text:span text:style-name="Standardní_20_písmo_20_odstavce"><text:span text:style-name="T7"> Klubová soutěž <text:s/></text:span></text:span><text:span text:style-name="Standardní_20_písmo_20_odstavce"><text:span text:style-name="T3">KL 01</text:span></text:span></text:p>
      <text:p text:style-name="P7"><text:span text:style-name="Standardní_20_písmo_20_odstavce"><text:span text:style-name="T1"><text:tab/></text:span></text:span><text:span text:style-name="Standardní_20_písmo_20_odstavce"><text:span text:style-name="T5">Pořadatel:</text:span></text:span><text:span text:style-name="Standardní_20_písmo_20_odstavce"><text:span text:style-name="T6"> RMK Letostroj Letovice</text:span></text:span></text:p>
      <text:p text:style-name="P7"><text:span text:style-name="Standardní_20_písmo_20_odstavce"><text:span text:style-name="T6"><text:tab/></text:span></text:span><text:span text:style-name="Standardní_20_písmo_20_odstavce"><text:span text:style-name="T5">Datum konání:</text:span></text:span><text:span text:style-name="Standardní_20_písmo_20_odstavce"><text:span text:style-name="T6"> </text:span></text:span><text:span text:style-name="Standardní_20_písmo_20_odstavce"><text:span text:style-name="T9">15</text:span></text:span><text:span text:style-name="Standardní_20_písmo_20_odstavce"><text:span text:style-name="T6">.10.202</text:span></text:span><text:span text:style-name="Standardní_20_písmo_20_odstavce"><text:span text:style-name="T9">2</text:span></text:span></text:p>
      <text:p text:style-name="P7"><text:span text:style-name="Standardní_20_písmo_20_odstavce"><text:span text:style-name="T5"><text:tab/>Místo:</text:span></text:span><text:span text:style-name="Standardní_20_písmo_20_odstavce"><text:span text:style-name="T6"> letiště Letovice – letiště Písečná</text:span></text:span></text:p>
      <text:p text:style-name="P7"><text:span text:style-name="Standardní_20_písmo_20_odstavce"><text:span text:style-name="T6"><text:tab/></text:span></text:span><text:span text:style-name="Standardní_20_písmo_20_odstavce"><text:span text:style-name="T5">Ředitel soutěže:</text:span></text:span><text:span text:style-name="Standardní_20_písmo_20_odstavce"><text:span text:style-name="T6"> Milan Sopoušek</text:span></text:span></text:p>
      <text:p text:style-name="P8"><text:span text:style-name="Standardní_20_písmo_20_odstavce"><text:span text:style-name="T6"><text:tab/></text:span></text:span><text:span text:style-name="Standardní_20_písmo_20_odstavce"><text:span text:style-name="T5">Sportovní komisař:</text:span></text:span><text:span text:style-name="Standardní_20_písmo_20_odstavce"><text:span text:style-name="T6"> Milan Sopoušek</text:span></text:span></text:p>
      <text:p text:style-name="P7"><text:span text:style-name="Standardní_20_písmo_20_odstavce"><text:span text:style-name="T6"><text:tab/></text:span></text:span><text:span text:style-name="Standardní_20_písmo_20_odstavce"><text:span text:style-name="T5">Soutěžní kategorie:</text:span></text:span><text:span text:style-name="Standardní_20_písmo_20_odstavce"><text:span text:style-name="T6"> S6A </text:span></text:span><text:span text:style-name="Standardní_20_písmo_20_odstavce"><text:span text:style-name="T8">junioři a senioři</text:span></text:span></text:p>
      <text:p text:style-name="P7"><text:span text:style-name="Standardní_20_písmo_20_odstavce"><text:span text:style-name="T6"><text:tab/></text:span></text:span><text:span text:style-name="Standardní_20_písmo_20_odstavce"><text:span text:style-name="T5">Pravidla:</text:span></text:span><text:span text:style-name="Standardní_20_písmo_20_odstavce"><text:span text:style-name="T6"> platná k 1.1.202</text:span></text:span><text:span text:style-name="Standardní_20_písmo_20_odstavce"><text:span text:style-name="T9">2</text:span></text:span><text:span text:style-name="Standardní_20_písmo_20_odstavce"><text:span text:style-name="T6"> </text:span></text:span><text:span text:style-name="Standardní_20_písmo_20_odstavce"><text:span text:style-name="T11">průměr 40 mm, délka 500 mm</text:span></text:span></text:p>
      <text:p text:style-name="P7"><text:span text:style-name="Standardní_20_písmo_20_odstavce"><text:span text:style-name="T14"><text:tab/></text:span></text:span><text:span text:style-name="Standardní_20_písmo_20_odstavce"><text:span text:style-name="T15">Písty se mohou odhazovat!</text:span></text:span></text:p>
      <text:p text:style-name="P7"><text:span text:style-name="Standardní_20_písmo_20_odstavce"><text:span text:style-name="T6"><text:tab/></text:span></text:span><text:span text:style-name="Standardní_20_písmo_20_odstavce"><text:span text:style-name="T5">Startovací zařízení</text:span></text:span><text:span text:style-name="Standardní_20_písmo_20_odstavce"><text:span text:style-name="T6">: rampy průměr 4 a 5 mm </text:span></text:span><text:span text:style-name="Standardní_20_písmo_20_odstavce"><text:span text:style-name="T10">(nebo vlastní)</text:span></text:span></text:p>
      <text:p text:style-name="P3"><text:tab/></text:p>
      <text:p text:style-name="P7"><text:span text:style-name="Standardní_20_písmo_20_odstavce"><text:span text:style-name="T6"><text:s text:c="9"/></text:span></text:span><text:span text:style-name="Standardní_20_písmo_20_odstavce"><text:span text:style-name="T5">Cestovné:</text:span></text:span><text:span text:style-name="Standardní_20_písmo_20_odstavce"><text:span text:style-name="T6"> na vlastní náklady vyjma deleg. funkcionářů</text:span></text:span></text:p>
      <text:p text:style-name="P7"/>
      <text:p text:style-name="P7"><text:span text:style-name="Standardní_20_písmo_20_odstavce"><text:span text:style-name="T6"><text:tab/>Motory: </text:span></text:span><text:span text:style-name="Standardní_20_písmo_20_odstavce"><text:span text:style-name="T2">pořadatel zajišťuje</text:span></text:span><text:span text:style-name="Standardní_20_písmo_20_odstavce"><text:span text:style-name="T7">, </text:span></text:span><text:span text:style-name="Standardní_20_písmo_20_odstavce"><text:span text:style-name="T2">létá se pouze na RM 2,5 Ns, průměr <text:tab/>18 mm! </text:span></text:span><text:span text:style-name="Standardní_20_písmo_20_odstavce"><text:span text:style-name="T4">Žáci motorky Zigmund průměr 13 mm!</text:span></text:span></text:p>
      <text:p text:style-name="P3"><text:tab/></text:p>
      <text:p text:style-name="P3"/>
      <text:p text:style-name="P6"><text:span text:style-name="Standardní_20_písmo_20_odstavce"><text:span text:style-name="T5">Časový rozvrh:</text:span></text:span><text:span text:style-name="Standardní_20_písmo_20_odstavce"><text:span text:style-name="T6"><text:tab/> </text:span></text:span></text:p>
      <text:p text:style-name="P4"><text:s text:c="9"/>9:45 prezentace</text:p>
      <text:p text:style-name="P3"><text:tab/>10:00 – 1<text:span text:style-name="T19">1</text:span>:<text:span text:style-name="T19">00</text:span> lety kategorie S6A</text:p>
      <text:p text:style-name="P5"><text:tab/><text:span text:style-name="T17">Finále: 11.00 – 11.30</text:span></text:p>
      <text:p text:style-name="P7"><text:span text:style-name="Standardní_20_písmo_20_odstavce"><text:span text:style-name="T6"><text:tab/></text:span></text:span><text:span text:style-name="Standardní_20_písmo_20_odstavce"><text:span text:style-name="T12">Lét</text:span></text:span><text:span text:style-name="Standardní_20_písmo_20_odstavce"><text:span text:style-name="T13">á</text:span></text:span><text:span text:style-name="Standardní_20_písmo_20_odstavce"><text:span text:style-name="T12"> se <text:s/></text:span></text:span><text:span text:style-name="Standardní_20_písmo_20_odstavce"><text:span text:style-name="T13">1</text:span></text:span><text:span text:style-name="Standardní_20_písmo_20_odstavce"><text:span text:style-name="T12"> start</text:span></text:span><text:span text:style-name="Standardní_20_písmo_20_odstavce"><text:span text:style-name="T5"> </text:span></text:span><text:span text:style-name="Standardní_20_písmo_20_odstavce"><text:span text:style-name="T6">(model můžete připravit doma v teple).</text:span></text:span></text:p>
      <text:p text:style-name="P3"/>
      <text:p text:style-name="P3"><text:tab/><text:span text:style-name="T17">Po odlétání jednoho kola bude finále</text:span>, <text:span text:style-name="T17">první tři</text:span>, kteří odletí druhé <text:tab/>kolo <text:tab/><text:span text:style-name="T18">(</text:span>i s dalším modelem<text:span text:style-name="T18">)</text:span>. Součet z prvního kola a finále určí <text:tab/>vítěze!<text:tab/><text:tab/></text:p>
      <text:p text:style-name="P11">Nutno dodržet hygienické podmínky!</text:p>
      <text:p text:style-name="P10">Pořadatel si vyhrazuje případné změny programu!</text:p>
      <text:p text:style-name="P10"/>
      <text:p text:style-name="P10"><text:span text:style-name="T16">03</text:span>.10. 202<text:span text:style-name="T16">2</text:span><text:tab/><text:tab/><text:tab/><text:tab/><text:tab/><text:tab/><text:tab/>J. Kašpar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ní_20_písmo_20_odstavce" style:display-name="Standardní písmo odstavc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3T14:09:33.897000000</meta:creation-date>
    <dc:date>2022-10-03T14:57:00.106000000</dc:date>
    <meta:editing-duration>PT8M38S</meta:editing-duration>
    <meta:editing-cycles>5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26" meta:word-count="152" meta:character-count="1031" meta:non-whitespace-character-count="849"/>
  </office:meta>
</office:document-meta>
</file>